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D000002A346AEB67BDDD591C3.png" manifest:media-type="image/png"/>
  <manifest:file-entry manifest:full-path="Pictures/1000020100000474000002B7FE01B15F0F5C4BF3.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b810d" officeooo:paragraph-rsid="001b810d"/>
    </style:style>
    <style:style style:name="P2" style:family="paragraph" style:parent-style-name="Contents_20_Heading" style:master-page-name="Standard">
      <style:paragraph-properties style:page-number="1" fo:break-before="page"/>
    </style:style>
    <style:style style:name="P3" style:family="paragraph" style:parent-style-name="Heading_20_2">
      <style:text-properties officeooo:rsid="00205e69" officeooo:paragraph-rsid="00205e69"/>
    </style:style>
    <style:style style:name="P4" style:family="paragraph" style:parent-style-name="Contents_20_1">
      <style:paragraph-properties>
        <style:tab-stops>
          <style:tab-stop style:position="6.6929in" style:type="right" style:leader-style="dotted" style:leader-text="."/>
        </style:tab-stops>
      </style:paragraph-properties>
    </style:style>
    <style:style style:name="P5" style:family="paragraph" style:parent-style-name="Contents_20_2">
      <style:paragraph-properties>
        <style:tab-stops>
          <style:tab-stop style:position="6.4965in" style:type="right" style:leader-style="dotted" style:leader-text="."/>
        </style:tab-stops>
      </style:paragraph-properties>
    </style:style>
    <style:style style:name="P6" style:family="paragraph" style:parent-style-name="Heading_20_1" style:list-style-name=""/>
    <style:style style:name="P7" style:family="paragraph" style:parent-style-name="Heading_20_1">
      <style:text-properties officeooo:rsid="002043cd" officeooo:paragraph-rsid="002043cd"/>
    </style:style>
    <style:style style:name="P8" style:family="paragraph" style:parent-style-name="Heading_20_1">
      <style:text-properties officeooo:rsid="00205e69" officeooo:paragraph-rsid="00205e69"/>
    </style:style>
    <style:style style:name="P9" style:family="paragraph" style:parent-style-name="Heading_20_1">
      <style:paragraph-properties fo:break-before="page"/>
    </style:style>
    <style:style style:name="P10" style:family="paragraph" style:parent-style-name="Title" style:master-page-name="First_20_Page">
      <style:paragraph-properties style:page-number="auto"/>
    </style:style>
    <style:style style:name="P11" style:family="paragraph" style:parent-style-name="Text_20_body" style:list-style-name="L1">
      <style:text-properties officeooo:rsid="001b810d" officeooo:paragraph-rsid="001b810d"/>
    </style:style>
    <style:style style:name="P12" style:family="paragraph" style:parent-style-name="Text_20_body" style:list-style-name="L2">
      <style:text-properties officeooo:rsid="001b810d" officeooo:paragraph-rsid="001b810d"/>
    </style:style>
    <style:style style:name="P13" style:family="paragraph" style:parent-style-name="Text_20_body" style:list-style-name="L2">
      <style:text-properties officeooo:paragraph-rsid="001b810d"/>
    </style:style>
    <style:style style:name="P14" style:family="paragraph" style:parent-style-name="Text_20_body">
      <style:text-properties officeooo:rsid="002043cd" officeooo:paragraph-rsid="002043cd"/>
    </style:style>
    <style:style style:name="P15" style:family="paragraph" style:parent-style-name="Text_20_body">
      <style:text-properties officeooo:rsid="00205e69" officeooo:paragraph-rsid="00205e69"/>
    </style:style>
    <style:style style:name="T1" style:family="text">
      <style:text-properties officeooo:rsid="00205e69"/>
    </style:style>
    <style:style style:name="T2" style:family="text">
      <style:text-properties officeooo:rsid="001b810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10121" number:language="en" number:country="US" number:title="User-defined">
      <number:day/>
      <number:text>.</number:text>
      <number:month/>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Leiskan dokumentaatio<text:line-break/><text:date style:data-style-name="N10121" text:date-value="2017-03-14T09:18:58.710761815">14.3.2017</text:date></text:p>
      <text:p text:style-name="Text_20_body"/>
      <text:table-of-content text:style-name="Sect1" text:protected="true" text:name="Table of Contents1">
        <text:table-of-content-source text:outline-level="10">
          <text:index-title-template text:style-name="Contents_20_Heading">Sisälly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Sisällys</text:p>
          </text:index-title>
          <text:p text:style-name="P4"><text:a xlink:type="simple" xlink:href="#__RefHeading___Toc114_700232704" text:style-name="Index_20_Link" text:visited-style-name="Index_20_Link">Johdanto<text:tab/>2</text:a></text:p>
          <text:p text:style-name="P4"><text:a xlink:type="simple" xlink:href="#__RefHeading___Toc116_700232704" text:style-name="Index_20_Link" text:visited-style-name="Index_20_Link">Yleiskuva järjestelmästä<text:tab/>2</text:a></text:p>
          <text:p text:style-name="P5"><text:a xlink:type="simple" xlink:href="#__RefHeading___Toc5182_1714241314" text:style-name="Index_20_Link" text:visited-style-name="Index_20_Link">Käyttötapauskaavio<text:tab/>2</text:a></text:p>
          <text:p text:style-name="P5"><text:a xlink:type="simple" xlink:href="#__RefHeading___Toc5184_1714241314" text:style-name="Index_20_Link" text:visited-style-name="Index_20_Link">Käyttäjäryhmät<text:tab/>2</text:a></text:p>
          <text:p text:style-name="P5"><text:a xlink:type="simple" xlink:href="#__RefHeading___Toc118_700232704" text:style-name="Index_20_Link" text:visited-style-name="Index_20_Link">Käyttötapaukset<text:tab/>2</text:a></text:p>
          <text:p text:style-name="P4"><text:a xlink:type="simple" xlink:href="#__RefHeading___Toc5180_1714241314" text:style-name="Index_20_Link" text:visited-style-name="Index_20_Link">Havaittuja ongelmia<text:tab/>3</text:a></text:p>
        </text:index-body>
      </text:table-of-content>
      <text:p text:style-name="Text_20_body"/>
      <text:h text:style-name="P6" text:outline-level="1"/>
      <text:h text:style-name="P9" text:outline-level="1"><text:bookmark-start text:name="__RefHeading___Toc114_700232704"/>Johdanto<text:bookmark-end text:name="__RefHeading___Toc114_700232704"/></text:h>
      <text:p text:style-name="P1">Leiska on www-pohjainen äänestysjärjestelmä. Se on toteutettu käyttäen PHP:ta ja MySQL:ää.</text:p>
      <text:h text:style-name="Heading_20_1" text:outline-level="1"><text:bookmark-start text:name="__RefHeading___Toc116_700232704"/>Yleiskuva järjestelmästä<text:bookmark-end text:name="__RefHeading___Toc116_700232704"/></text:h>
      <text:h text:style-name="P3" text:outline-level="2"><text:bookmark-start text:name="__RefHeading___Toc5182_1714241314"/>Käyttötapauskaavio<text:bookmark-end text:name="__RefHeading___Toc5182_1714241314"/></text:h>
      <text:p text:style-name="Illustration"><draw:frame draw:style-name="fr1" draw:name="Image1" text:anchor-type="paragraph" svg:width="6.6929in" svg:height="4.0799in" draw:z-index="0"><draw:image xlink:href="Pictures/1000020100000474000002B7FE01B15F0F5C4BF3.png" xlink:type="simple" xlink:show="embed" xlink:actuate="onLoad"/></draw:frame>Käyttötapauskaavi<text:span text:style-name="T1">o</text:span></text:p>
      <text:h text:style-name="P3" text:outline-level="2"><text:bookmark-start text:name="__RefHeading___Toc5184_1714241314"/>Käyttäjäryhmät<text:bookmark-end text:name="__RefHeading___Toc5184_1714241314"/></text:h>
      <text:p text:style-name="P15">Järjestelmää käyttävät äänestyksen järjestäjät ja äänestäjät.</text:p>
      <text:h text:style-name="Heading_20_2" text:outline-level="2"><text:bookmark-start text:name="__RefHeading___Toc118_700232704"/>Käyttötapaukset<text:bookmark-end text:name="__RefHeading___Toc118_700232704"/></text:h>
      <text:p text:style-name="P1">Järjestelmään voidaan laatia äänestyksiä, joiden kesto on rajoitettu. Äänestys voi olla anonyymi tai vaatia rekisteröitymisen. Sama äänestäjä ei saisi äänestää tietyssä äänestyksessä useampaan kertaan. </text:p>
      <text:p text:style-name="P1">Äänestyksessä näytetään vähintään vaihtoehdot ja laatijan valinnan mukaan myös lisätietoja.</text:p>
      <text:p text:style-name="P1">Äänestystilanteessa näytetään laatijan tekemän määrityksen mukaan jokin seuraavista:</text:p>
      <text:list xml:id="list5891473786259373548" text:style-name="L1">
        <text:list-item>
          <text:p text:style-name="P11">nykyinen kärki,</text:p>
        </text:list-item>
        <text:list-item>
          <text:p text:style-name="P11">kaikkien ehdokkaiden äänimäärät tai</text:p>
        </text:list-item>
        <text:list-item>
          <text:p text:style-name="P11">ei mitään tietoa äänestyksen kulusta.</text:p>
        </text:list-item>
      </text:list>
      <text:p text:style-name="P1"><text:soft-page-break/>Äänestyksen järjestäjän on kyettävä antamaan vaihtoehdot sekä niihin liittyvät kuvailutiedot. Äänestyksen aikana ja sen loputtua järjestäjälle tuotetaan raportti äänestyksen tuloksista. Järjestäjä saa halutessaan myös raportin siitä, miten äänestysaktiviteetti on ajan suhteen jakautunut.</text:p>
      <text:p text:style-name="P1">Toimintoja:</text:p>
      <text:list xml:id="list6466046730900439935" text:style-name="L2">
        <text:list-item>
          <text:p text:style-name="P12">Anonyymiäänestys</text:p>
        </text:list-item>
        <text:list-item>
          <text:p text:style-name="P12">Identifioitu äänestys, kirjautuminen</text:p>
        </text:list-item>
        <text:list-item>
          <text:p text:style-name="P12">Äänestyksen luominen, muuttaminen ja poistaminen</text:p>
        </text:list-item>
        <text:list-item>
          <text:p text:style-name="P12">Tulokset</text:p>
        </text:list-item>
        <text:list-item>
          <text:p text:style-name="P12">Aktiviteettiraportointi</text:p>
        </text:list-item>
        <text:list-item>
          <text:p text:style-name="P13"><text:span text:style-name="T2">Rekisteröityneiden käyttäjien tietojen muuttaminen ja poisto</text:span></text:p>
        </text:list-item>
      </text:list>
      <text:h text:style-name="P8" text:outline-level="1">Järjestelmän tietosisältö</text:h>
      <text:h text:style-name="P3" text:outline-level="2">Käsitekaavio</text:h>
      <text:p text:style-name="Illustration"><draw:frame draw:style-name="fr1" draw:name="Image2" text:anchor-type="paragraph" svg:width="6.6929in" svg:height="6.1626in" draw:z-index="1"><draw:image xlink:href="Pictures/10000201000002DD000002A346AEB67BDDD591C3.png" xlink:type="simple" xlink:show="embed" xlink:actuate="onLoad"/></draw:frame><text:soft-page-break/>Käsitekaavio</text:p>
      <text:h text:style-name="P7" text:outline-level="1"><text:bookmark-start text:name="__RefHeading___Toc5180_1714241314"/>Havaittuja ongelmia<text:bookmark-end text:name="__RefHeading___Toc5180_1714241314"/></text:h>
      <text:p text:style-name="P14">Annettuun ääneen talletetaan aikaleima tilastointia varten. Jos äänestetään tunnistettuna, tämä voidaan yhdistää tunnistetun äänestyksen aikaleimaan. Lisäksi WWW-palvelimen lokissa saattaa olla aikaleimoja, joiden kautta annettu ääni voidaan yhdistää äänestäjän käyttämään IP-osoitteese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i" fo:country="FI"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llustration"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ku Kalinen</meta:initial-creator>
    <meta:creation-date>2017-03-09T13:30:56.561978000</meta:creation-date>
    <dc:date>2017-03-14T09:18:58.674581000</dc:date>
    <dc:creator>Riku Kalinen</dc:creator>
    <meta:editing-duration>PT6M38S</meta:editing-duration>
    <meta:editing-cycles>4</meta:editing-cycles>
    <meta:generator>LibreOffice/5.1.4.2$MacOSX_X86_64 LibreOffice_project/f99d75f39f1c57ebdd7ffc5f42867c12031db97a</meta:generator>
    <meta:document-statistic meta:table-count="0" meta:image-count="2" meta:object-count="0" meta:page-count="6" meta:paragraph-count="35" meta:word-count="190" meta:character-count="1717" meta:non-whitespace-character-count="1570"/>
  </office:meta>
</office:document-meta>
</file>